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9"/>
        <table:table-column table:style-name="co2" table:number-columns-repeated="7" table:default-cell-style-name="ce12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repeated="8"/>
          <table:table-cell table:style-name="ce14"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Enail Anna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Felix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/>
          <table:table-cell table:style-name="ce14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>
            <text:p>7th April: http://topcareer.jobs/Vacancy/irc221088_6282.aspx</text:p>
          </table:table-cell>
          <table:table-cell table:number-columns-repeated="7"/>
          <table:table-cell table:style-name="ce14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>
            <text:p>8th April: https://iframe.recruitmentplatform.com/met_office/external/details.html?nPostingID=1374&amp;nPostingTargetID=2308&amp;option=52&amp;sort=DESC&amp;respnr=2&amp;ID=Q5JFK026203F3VBQB79LO8NXG&amp;Resultsperpage=10&amp;lg=UK&amp;mask=metext</text:p>
          </table:table-cell>
          <table:table-cell table:style-name="Default" table:number-columns-repeated="6"/>
          <table:table-cell table:style-name="ce14" table:number-columns-repeated="7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>
            <text:p>8th April: <text:a xlink:href="http://www.jobs.ac.uk/job/ANE628/lecturer-in-physical-geography-of-natural-hazards/" xlink:type="simple">http://www.jobs.ac.uk/job/ANE628/lecturer-in-physical-geography-of-natural-hazards/</text:a></text:p>
          </table:table-cell>
          <table: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>
            <text:p>11th April: https://iframe.recruitmentplatform.com/met_office/external/details.html?nPostingID=1413&amp;nPostingTargetID=2363&amp;option=52&amp;sort=DESC&amp;respnr=1&amp;ID=Q5JFK026203F3VBQB79LO8NXG&amp;Resultsperpage=10&amp;lg=UK&amp;mask=metext</text:p>
          </table:table-cell>
          <table:table-cell table:style-name="Default"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Default"/>
          <table:table-cell table:style-name="ce14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14th April: https://jobs.exeter.ac.uk/hrpr_webrecruitment/wrd/run/ETREC107GF.open?VACANCY_ID=988242ENBh&amp;WVID=3817591jNg&amp;LANG=USA</text:p>
          </table:table-cell>
          <table:covered-table-cell table:number-columns-repeated="6"/>
          <table:table-cell/>
          <table:table-cell table:style-name="ce14" table:number-columns-repeated="6"/>
        </table:table-row>
        <table:table-row table:style-name="ro1">
          <table:covered-table-cell/>
          <table:table-cell table:style-name="ce6"/>
          <table:table-cell table:style-name="ce4" table:number-columns-repeated="6"/>
          <table:table-cell office:value-type="string" calcext:value-type="string" table:number-columns-spanned="7" table:number-rows-spanned="1">
            <text:p>17th: <text:a xlink:href="http://www.jobs.ac.uk/job/ANG269/research-associate/" xlink:type="simple">http://www.jobs.ac.uk/job/ANG269/research-associate/</text:a>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4"/>
        </table:table-row>
        <table:table-row table:style-name="ro1">
          <table:covered-table-cell/>
          <table:table-cell table:style-name="ce6"/>
          <table:table-cell table:style-name="ce4"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14" office:value-type="string" calcext:value-type="string">
            <text:p>TM2 repo</text:p>
          </table:table-cell>
          <table:table-cell table:style-name="ce14" table:number-columns-repeated="6"/>
        </table:table-row>
        <table:table-row table:style-name="ro1">
          <table:covered-table-cell/>
          <table:table-cell table:style-name="ce7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8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8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5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4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6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Email Sandy re:LPX use</text:p>
          </table:table-cell>
          <table:table-cell table:number-columns-repeated="6"/>
          <table:table-cell table:style-name="ce16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Email Stijn re code and datatsets</text:p>
          </table:table-cell>
          <table:table-cell table:number-columns-repeated="6"/>
          <table:table-cell table:style-name="ce16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Find placeto backup work</text:p>
          </table:table-cell>
          <table:table-cell table:number-columns-repeated="6"/>
          <table:table-cell table:style-name="ce16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office:value-type="string" calcext:value-type="string">
            <text:p>Make cv maker into package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office:value-type="string" calcext:value-type="string">
            <text:p>Make scholar grab into package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7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43:20.534880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4-06T19:38:07.435650339</dc:date>
    <dc:creator>Douglas Kelley</dc:creator>
    <meta:editing-duration>P25DT10H27M50S</meta:editing-duration>
    <meta:editing-cycles>55</meta:editing-cycles>
    <meta:generator>LibreOffice/4.4.6.3$Linux_X86_64 LibreOffice_project/40m0$Build-3</meta:generator>
    <meta:document-statistic meta:table-count="2" meta:cell-count="35" meta:object-count="0"/>
  </office:meta>
</office:document-meta>
</file>